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C0C472F3971B5F86.gif" manifest:media-type="image/gif"/>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729cm" style:rel-column-width="22085*"/>
    </style:style>
    <style:style style:name="Table1.B" style:family="table-column">
      <style:table-column-properties style:column-width="4.965cm" style:rel-column-width="19141*"/>
    </style:style>
    <style:style style:name="Table1.C" style:family="table-column">
      <style:table-column-properties style:column-width="6.306cm" style:rel-column-width="243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Frutiger Next LT W1G1" officeooo:rsid="001e6a98" officeooo:paragraph-rsid="001e6a98"/>
    </style:style>
    <style:style style:name="P2" style:family="paragraph" style:parent-style-name="Text_20_body">
      <style:text-properties style:font-name="Frutiger Next LT W1G1" officeooo:rsid="001dabda" officeooo:paragraph-rsid="003038e0"/>
    </style:style>
    <style:style style:name="P3" style:family="paragraph" style:parent-style-name="Text_20_body">
      <style:text-properties style:font-name="Frutiger Next LT W1G1" officeooo:rsid="002dfb25" officeooo:paragraph-rsid="002dfb25"/>
    </style:style>
    <style:style style:name="P4" style:family="paragraph" style:parent-style-name="Text_20_body">
      <style:text-properties style:font-name="Frutiger Next LT W1G1" fo:font-weight="bold" officeooo:rsid="001e6a98" officeooo:paragraph-rsid="002e7767" style:font-weight-asian="bold" style:font-weight-complex="bold"/>
    </style:style>
    <style:style style:name="P5" style:family="paragraph" style:parent-style-name="Table_20_Contents">
      <style:text-properties style:font-name="Frutiger Next LT W1G1" fo:font-weight="bold" officeooo:rsid="001e6a98" officeooo:paragraph-rsid="001e6a98" style:font-weight-asian="bold" style:font-weight-complex="bold"/>
    </style:style>
    <style:style style:name="P6" style:family="paragraph" style:parent-style-name="Table_20_Contents">
      <style:text-properties style:font-name="Frutiger Next LT W1G1" officeooo:rsid="001e6a98" officeooo:paragraph-rsid="001e6a98"/>
    </style:style>
    <style:style style:name="P7" style:family="paragraph" style:parent-style-name="Table_20_Contents">
      <style:text-properties style:font-name="Frutiger Next LT W1G1" officeooo:rsid="002dfb25" officeooo:paragraph-rsid="002dfb25"/>
    </style:style>
    <style:style style:name="P8" style:family="paragraph" style:parent-style-name="Standard">
      <style:text-properties style:font-name="Frutiger Next LT W1G1" officeooo:rsid="002a55c1" officeooo:paragraph-rsid="002a55c1"/>
    </style:style>
    <style:style style:name="P9" style:family="paragraph" style:parent-style-name="Heading_20_2">
      <style:text-properties style:font-name="Frutiger Next LT W1G1" officeooo:rsid="002a55c1" officeooo:paragraph-rsid="002a55c1"/>
    </style:style>
    <style:style style:name="P10" style:family="paragraph" style:parent-style-name="Heading_20_3">
      <style:text-properties style:font-name="Frutiger Next LT W1G1"/>
    </style:style>
    <style:style style:name="P11" style:family="paragraph" style:parent-style-name="Heading_20_3">
      <style:text-properties style:font-name="Frutiger Next LT W1G1" officeooo:rsid="002b0dd0" officeooo:paragraph-rsid="002b0dd0"/>
    </style:style>
    <style:style style:name="P12" style:family="paragraph" style:parent-style-name="Heading_20_3">
      <style:text-properties style:font-name="Frutiger Next LT W1G1" officeooo:rsid="002d2313" officeooo:paragraph-rsid="002d2313"/>
    </style:style>
    <style:style style:name="P13" style:family="paragraph" style:parent-style-name="Heading_20_1">
      <style:paragraph-properties fo:text-align="center" style:justify-single-word="false"/>
      <style:text-properties style:font-name="Frutiger Next LT W1G1" officeooo:paragraph-rsid="001dabda"/>
    </style:style>
    <style:style style:name="P14" style:family="paragraph" style:parent-style-name="Text_20_body" style:list-style-name="L1">
      <style:text-properties officeooo:rsid="002b0dd0" officeooo:paragraph-rsid="002b0dd0"/>
    </style:style>
    <style:style style:name="P15" style:family="paragraph" style:parent-style-name="Text_20_body" style:list-style-name="L1">
      <style:text-properties officeooo:rsid="002b0dd0" officeooo:paragraph-rsid="002c6b28"/>
    </style:style>
    <style:style style:name="P16" style:family="paragraph" style:parent-style-name="Text_20_body" style:list-style-name="L1">
      <style:text-properties style:font-name="Frutiger Next LT W1G1" officeooo:rsid="002b0dd0" officeooo:paragraph-rsid="002b0dd0"/>
    </style:style>
    <style:style style:name="P17" style:family="paragraph" style:parent-style-name="Text_20_body" style:list-style-name="L1">
      <style:text-properties style:font-name="Frutiger Next LT W1G1" fo:font-weight="normal" officeooo:rsid="002f8884" officeooo:paragraph-rsid="002f8884" style:font-weight-asian="normal" style:font-weight-complex="normal"/>
    </style:style>
    <style:style style:name="P18" style:family="paragraph" style:parent-style-name="Text_20_body" style:list-style-name="L1">
      <style:text-properties style:font-name="Frutiger Next LT W1G1" fo:font-weight="normal" officeooo:rsid="00308da7" officeooo:paragraph-rsid="00308da7" style:font-weight-asian="normal" style:font-weight-complex="normal"/>
    </style:style>
    <style:style style:name="P19" style:family="paragraph" style:parent-style-name="Text_20_body" style:list-style-name="L1">
      <style:text-properties style:font-name="Frutiger Next LT W1G1" officeooo:rsid="00312556" officeooo:paragraph-rsid="00312556"/>
    </style:style>
    <style:style style:name="P20" style:family="paragraph" style:parent-style-name="Text_20_body" style:list-style-name="L1">
      <style:text-properties style:font-name="Frutiger Next LT W1G1" officeooo:rsid="0032fd1b" officeooo:paragraph-rsid="0032fd1b"/>
    </style:style>
    <style:style style:name="P21" style:family="paragraph" style:parent-style-name="Text_20_body" style:list-style-name="L1">
      <style:text-properties style:font-name="Frutiger Next LT W1G1" officeooo:rsid="0033686f" officeooo:paragraph-rsid="0033686f"/>
    </style:style>
    <style:style style:name="T1" style:family="text">
      <style:text-properties officeooo:rsid="001e6a98"/>
    </style:style>
    <style:style style:name="T2" style:family="text">
      <style:text-properties fo:font-weight="bold" style:font-weight-asian="bold" style:font-weight-complex="bold"/>
    </style:style>
    <style:style style:name="T3" style:family="text">
      <style:text-properties fo:font-weight="bold" officeooo:rsid="002d2313"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d2313"/>
    </style:style>
    <style:style style:name="T6" style:family="text">
      <style:text-properties fo:font-weight="normal" style:font-weight-asian="normal" style:font-weight-complex="normal"/>
    </style:style>
    <style:style style:name="T7" style:family="text">
      <style:text-properties fo:font-weight="normal" officeooo:rsid="001f573d" style:font-weight-asian="normal" style:font-weight-complex="normal"/>
    </style:style>
    <style:style style:name="T8" style:family="text">
      <style:text-properties fo:font-weight="normal" officeooo:rsid="002e7767" style:font-weight-asian="normal" style:font-weight-complex="normal"/>
    </style:style>
    <style:style style:name="T9" style:family="text">
      <style:text-properties fo:font-weight="normal" officeooo:rsid="002b0dd0" style:font-weight-asian="normal" style:font-weight-complex="normal"/>
    </style:style>
    <style:style style:name="T10" style:family="text">
      <style:text-properties fo:font-weight="normal" officeooo:rsid="0033686f" style:font-weight-asian="normal" style:font-weight-complex="normal"/>
    </style:style>
    <style:style style:name="T11" style:family="text">
      <style:text-properties fo:font-weight="normal" officeooo:rsid="0033f558" style:font-weight-asian="normal" style:font-weight-complex="normal"/>
    </style:style>
    <style:style style:name="T12" style:family="text">
      <style:text-properties style:font-name="Frutiger Next LT W1G1"/>
    </style:style>
    <style:style style:name="T13" style:family="text">
      <style:text-properties style:font-name="Frutiger Next LT W1G1" officeooo:rsid="001dabda"/>
    </style:style>
    <style:style style:name="T14" style:family="text">
      <style:text-properties style:font-name="Frutiger Next LT W1G1" officeooo:rsid="002c6b28"/>
    </style:style>
    <style:style style:name="T15" style:family="text">
      <style:text-properties style:font-name="Frutiger Next LT W1G1" officeooo:rsid="0035c27e"/>
    </style:style>
    <style:style style:name="T16" style:family="text">
      <style:text-properties officeooo:rsid="002a55c1"/>
    </style:style>
    <style:style style:name="T17" style:family="text">
      <style:text-properties officeooo:rsid="002b0dd0"/>
    </style:style>
    <style:style style:name="T18" style:family="text">
      <style:text-properties officeooo:rsid="002d2313"/>
    </style:style>
    <style:style style:name="T19" style:family="text">
      <style:text-properties style:text-underline-style="none"/>
    </style:style>
    <style:style style:name="T20" style:family="text">
      <style:text-properties officeooo:rsid="002dfb25"/>
    </style:style>
    <style:style style:name="T21" style:family="text">
      <style:text-properties officeooo:rsid="002e7767"/>
    </style:style>
    <style:style style:name="T22" style:family="text">
      <style:text-properties officeooo:rsid="0035c2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1cm" fo:height="0.21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utorial <text:span text:style-name="T1">1</text:span>: <text:span text:style-name="T16">Electricity, Multimeter</text:span></text:h>
      <text:h text:style-name="P9" text:outline-level="2">Goals</text:h>
      <text:p text:style-name="P8">You remember the basic concepts of physics class in school and <text:span text:style-name="T22">are able to </text:span>reliably convert electrical quantities into each other using Ohm’s Law. You know the basic functions of a multimeter an<text:span text:style-name="T22">d</text:span> <text:span text:style-name="T22">are able to</text:span> apply them.</text:p>
      <text:h text:style-name="P9" text:outline-level="2">Exercises</text:h>
      <text:h text:style-name="P11" text:outline-level="3">Current, Voltage, Resistance</text:h>
      <text:p text:style-name="P2"><text:span text:style-name="T1">Ohm’s Law: </text:span><text:span text:style-name="T2">R = U / I</text:span><text:line-break/><text:span text:style-name="T17">Resistace R (in ohm, Ω), Voltage U (in volt, V), Current I (in ampere, A)<text:line-break/>→ 1 Ohm = 1 V / 1 A, so if a voltage of 1 volt is applied to a conductor and a current of 1 ampere flows, the conductor has a resistance of 1 Ω.</text:span></text:p>
      <text:list xml:id="list2693942859" text:style-name="L1">
        <text:list-item>
          <text:p text:style-name="P14"><text:span text:style-name="T13">D</text:span><text:span text:style-name="T12">erive the formulas for voltage (U) and current (I) depending on the other two quantities. What do those formulas mean </text:span><text:span text:style-name="T15">in practice</text:span><text:span text:style-name="T12">?</text:span></text:p>
        </text:list-item>
        <text:list-item>
          <text:p text:style-name="P16">How much current (in milliampere) flows, when a voltage of 5 V is applied to a resistor with 1 Ω?</text:p>
        </text:list-item>
        <text:list-item>
          <text:p text:style-name="P16">How does the <text:span text:style-name="T22">current</text:span> change, when the voltage is doubled and the resistance <text:span text:style-name="T22">remains</text:span> constant?</text:p>
        </text:list-item>
        <text:list-item>
          <text:p text:style-name="P15"><text:span text:style-name="T12">Power (in watt, W) is voltage (in V) x current (in A). Resistors transform el</text:span><text:span text:style-name="T14">ectrical power into heat. How much heat (in W) is generated when a voltage of 5 V is applied to a resistor with 1 </text:span><text:span text:style-name="T12">Ω</text:span><text:span text:style-name="T14">? How much if the voltage is doubled?</text:span></text:p>
        </text:list-item>
      </text:list>
      <text:h text:style-name="P12" text:outline-level="3">Reference values</text:h>
      <text:p text:style-name="P1"><text:span text:style-name="T2">LED’s:</text:span> <text:span text:style-name="T18">Current</text:span> max. 20 mA ! (<text:span text:style-name="T18">Infrared </text:span>LED’s: 100 mA)<text:line-break/><text:span text:style-name="T18">Voltage for</text:span> 20 mA: <text:span text:style-name="T18">red</text:span>: 1,9 V, <text:span text:style-name="T18">yellow</text:span>: 2,0 V, gr<text:span text:style-name="T18">ee</text:span>n: 2,1 V, bl<text:span text:style-name="T18">ue</text:span>/w<text:span text:style-name="T18">hite</text:span>: 3,4 V<text:line-break/><text:span text:style-name="T5">Caution</text:span><text:span text:style-name="T4">:</text:span><text:span text:style-name="T19"> </text:span>LED’s <text:span text:style-name="T18">do not follow Ohm’s Law</text:span>, <text:span text:style-name="T18">a minor increase in voltage leads to a significantly higher current</text:span></text:p>
      <text:p text:style-name="P1"><text:span text:style-name="T2">USB:</text:span> 5,0 V <text:span text:style-name="T18">and according to specifications</text:span> max. 500 mA (<text:span text:style-name="T22">in practice often</text:span> 1 A).</text:p>
      <text:p text:style-name="P1"><text:span text:style-name="T3">Resistors</text:span> <text:span text:style-name="T18">are designed for a power of up to</text:span> 0,25 W</text:p>
      <text:p text:style-name="P1"/>
      <text:p text:style-name="P1"/>
      <text:p text:style-name="P1"/>
      <text:p text:style-name="P1"/>
      <text:p text:style-name="P1"/>
      <text:h text:style-name="P10" text:outline-level="3"><text:soft-page-break/><text:span text:style-name="T20">Measuring with the </text:span>Multimeter</text:h>
      <text:p text:style-name="P3">The multimeter can measure different quantities:</text:p>
      <table:table table:name="Table1" table:style-name="Table1">
        <table:table-column table:style-name="Table1.A"/>
        <table:table-column table:style-name="Table1.B"/>
        <table:table-column table:style-name="Table1.C"/>
        <table:table-row>
          <table:table-cell table:style-name="Table1.A1" office:value-type="string">
            <text:p text:style-name="P5">W<text:span text:style-name="T20">hat</text:span>?</text:p>
          </table:table-cell>
          <table:table-cell table:style-name="Table1.A1" office:value-type="string">
            <text:p text:style-name="P5"><text:span text:style-name="T22">P</text:span>arallel or <text:span text:style-name="T22">in S</text:span>erie<text:span text:style-name="T20">s</text:span>?</text:p>
          </table:table-cell>
          <table:table-cell table:style-name="Table1.C1" office:value-type="string">
            <text:p text:style-name="P5"><text:span text:style-name="T20">Can the circuit be plugged in</text:span>?</text:p>
          </table:table-cell>
        </table:table-row>
        <table:table-row>
          <table:table-cell table:style-name="Table1.A2" office:value-type="string">
            <text:p text:style-name="P7">Continuity / Short Circuit</text:p>
          </table:table-cell>
          <table:table-cell table:style-name="Table1.A2" office:value-type="string">
            <text:p text:style-name="P6">parallel</text:p>
          </table:table-cell>
          <table:table-cell table:style-name="Table1.C2" office:value-type="string">
            <text:p text:style-name="P6"><text:span text:style-name="T20">NO</text:span>!</text:p>
          </table:table-cell>
        </table:table-row>
        <table:table-row>
          <table:table-cell table:style-name="Table1.A2" office:value-type="string">
            <text:p text:style-name="P7">Resistance</text:p>
          </table:table-cell>
          <table:table-cell table:style-name="Table1.A2" office:value-type="string">
            <text:p text:style-name="P6">parallel</text:p>
          </table:table-cell>
          <table:table-cell table:style-name="Table1.C2" office:value-type="string">
            <text:p text:style-name="P6"><text:span text:style-name="T20">NO</text:span>!</text:p>
          </table:table-cell>
        </table:table-row>
        <table:table-row>
          <table:table-cell table:style-name="Table1.A2" office:value-type="string">
            <text:p text:style-name="P7">Voltage</text:p>
          </table:table-cell>
          <table:table-cell table:style-name="Table1.A2" office:value-type="string">
            <text:p text:style-name="P6">parallel</text:p>
          </table:table-cell>
          <table:table-cell table:style-name="Table1.C2" office:value-type="string">
            <text:p text:style-name="P7">yes</text:p>
          </table:table-cell>
        </table:table-row>
        <table:table-row>
          <table:table-cell table:style-name="Table1.A2" office:value-type="string">
            <text:p text:style-name="P7">Current</text:p>
          </table:table-cell>
          <table:table-cell table:style-name="Table1.A2" office:value-type="string">
            <text:p text:style-name="P6">serie<text:span text:style-name="T20">s</text:span></text:p>
          </table:table-cell>
          <table:table-cell table:style-name="Table1.C2" office:value-type="string">
            <text:p text:style-name="P7">yes</text:p>
          </table:table-cell>
        </table:table-row>
      </table:table>
      <text:p text:style-name="P1"/>
      <text:p text:style-name="P4"><text:span text:style-name="T21">Caution</text:span>: <text:span text:style-name="T8">Make sure the multimeter’s probes do not have contact to the measured circuit when changing the measuring range or mode.</text:span></text:p>
      <text:list xml:id="list142156376824642" text:continue-numbering="true" text:style-name="L1">
        <text:list-item>
          <text:p text:style-name="P17">Dial in the mode “Diode Test/Continuity Test” and measure which objects conduct electricity. Test resistors, wire, wood, metal, etc. Also check which sockets of your breadboard are connected to one another.</text:p>
        </text:list-item>
        <text:list-item>
          <text:p text:style-name="P18">Dial in the mode “Resistance” and measure the resistance of different objects (including your body). Increase or decrease the measuring range if “1” or “0” is displayed. Measure the values of the resistors in you<text:span text:style-name="T22">r</text:span> project box.</text:p>
        </text:list-item>
        <text:list-item>
          <text:p text:style-name="P19"><text:span text:style-name="T7">M</text:span><text:span text:style-name="T6">easure the resistance between the pins of a potentiometer. How does the resistance change when you turn the potentiometer?</text:span></text:p>
        </text:list-item>
        <text:list-item>
          <text:p text:style-name="P20"><text:span text:style-name="T7">D</text:span><text:span text:style-name="T6">ial in the mode “DC Voltage” and measure the voltage of a </text:span><text:span text:style-name="T10">power</text:span><text:span text:style-name="T6"> source (e.g. a battery, a power supply, etc.). Select a suitable measuring range first!</text:span></text:p>
        </text:list-item>
        <text:list-item>
          <text:p text:style-name="P20"><text:span text:style-name="T6">Dial in the mode “Current” and attach the red probe to a resistor, the other end of the resistor with a positive side of a </text:span><text:span text:style-name="T10">power</text:span><text:span text:style-name="T6"> source and the black probe to the negative side of </text:span><text:span text:style-name="T10">the power</text:span><text:span text:style-name="T6"> source. What do you measure? Why?</text:span></text:p>
        </text:list-item>
        <text:list-item>
          <text:p text:style-name="P21"><text:span text:style-name="T6">Build a circuit with a button, an LED, a resistor (220 </text:span><text:span text:style-name="T9">Ω</text:span><text:span text:style-name="T6">) and a </text:span><text:span text:style-name="T11">power</text:span><text:span text:style-name="T6"> source. You should be able to switch the LED on and off with the button. Show us your circuit before plugging it 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54cm" fo:margin-bottom="1.9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3DT4H8M15S</meta:editing-duration>
    <meta:editing-cycles>27</meta:editing-cycles>
    <meta:generator>LibreOffice/6.1.5.2$Linux_X86_64 LibreOffice_project/10$Build-2</meta:generator>
    <meta:initial-creator>Raphael Wimmer</meta:initial-creator>
    <dc:date>2019-10-07T14:21:55.449026791</dc:date>
    <meta:print-date>2019-10-07T13:00:17.685216681</meta:print-date>
    <meta:document-statistic meta:table-count="1" meta:image-count="0" meta:object-count="0" meta:page-count="2" meta:paragraph-count="38" meta:word-count="546" meta:character-count="2952" meta:non-whitespace-character-count="2457"/>
  </office:meta>
</office:document-meta>
</file>